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5.8cm" svg:height="2.4cm" svg:x="20.8cm" svg:y="7.8cm">
          <text:p text:style-name="P1"><text:span text:style-name="T1">backtr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8.1cm" svg:height="2.4cm" svg:x="19.3cm" svg:y="1.6cm">
          <text:p text:style-name="P1"><text:span text:style-name="T1">NetBSD</text:span><text:span text:style-name="T1">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8cm" svg:height="2.4cm" svg:x="22.2cm" svg:y="10.8cm">
          <text:p text:style-name="P1"><text:span text:style-name="T1">悪魔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4cm" svg:height="4.2cm" svg:x="1.8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6468.6503213521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xml:id="id1" draw:id="id1" draw:layer="layout" svg:width="4.4cm" svg:height="4.2cm" svg:x="12.2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2" xml:id="id4" draw:id="id4" draw:layer="layout" svg:width="8.1cm" svg:height="2.4cm" svg:x="19.7cm" svg:y="4.7cm">
          <text:p text:style-name="P1"><text:span text:style-name="T1">NetBSD man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8cm" svg:height="3.4cm" svg:x="10.3cm" svg:y="15.7cm">
          <text:p text:style-name="P1"><text:span text:style-name="T1">NetBSD manpage</text:span></text:p>
          <text:p text:style-name="P1"><text:span text:style-name="T1">日本語翻訳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2" xml:id="id2" draw:id="id2" draw:layer="layout" svg:width="6.5cm" svg:height="2.8cm" svg:x="3.1cm" svg:y="16.1cm">
          <text:p text:style-name="P1"><text:span text:style-name="T1">プレゼン資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2" xml:id="id8" draw:id="id8" draw:layer="layout" svg:width="7.9cm" svg:height="2.8cm" svg:x="19.1cm" svg:y="16cm">
          <text:p text:style-name="P1"><text:span text:style-name="T1">勉強会</text:span><text:span text:style-name="T1">Wiki</text:span><text:span text:style-name="T1">ページ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4" draw:text-style-name="P1" draw:layer="layout" draw:type="line" svg:x1="14.4cm" svg:y1="10.4cm" svg:x2="6.35cm" svg:y2="16.1cm" draw:start-shape="id1" draw:start-glue-point="8" draw:end-shape="id2" draw:end-glue-point="0" svg:d="m14400 10400-8050 5700" svg:viewBox="0 0 8051 5701">
          <text:p/>
        </draw:connector>
        <draw:connector draw:style-name="gr4" draw:text-style-name="P1" draw:layer="layout" draw:type="line" svg:x1="19.3cm" svg:y1="2.8cm" svg:x2="16.6cm" svg:y2="8.3cm" draw:start-shape="id3" draw:end-shape="id1" draw:end-glue-point="10" svg:d="m19300 2800-2700 5500" svg:viewBox="0 0 2701 5501">
          <text:p/>
        </draw:connector>
        <draw:connector draw:style-name="gr4" draw:text-style-name="P1" draw:layer="layout" draw:type="line" svg:x1="19.7cm" svg:y1="5.9cm" svg:x2="16.6cm" svg:y2="8.3cm" draw:start-shape="id4" draw:start-glue-point="3" draw:end-shape="id1" draw:end-glue-point="10" svg:d="m19700 5900-3100 2400" svg:viewBox="0 0 3101 2401">
          <text:p/>
        </draw:connector>
        <draw:connector draw:style-name="gr4" draw:text-style-name="P1" draw:layer="layout" draw:type="line" svg:x1="20.8cm" svg:y1="9cm" svg:x2="16.6cm" svg:y2="8.3cm" draw:start-shape="id5" draw:end-shape="id1" draw:end-glue-point="10" svg:d="m20800 9000-4200-700" svg:viewBox="0 0 4201 701">
          <text:p/>
        </draw:connector>
        <draw:connector draw:style-name="gr4" draw:text-style-name="P1" draw:layer="layout" draw:type="line" svg:x1="22.2cm" svg:y1="12cm" svg:x2="16.6cm" svg:y2="8.3cm" draw:start-shape="id6" draw:start-glue-point="3" draw:end-shape="id1" svg:d="m22200 12000-5600-3700" svg:viewBox="0 0 5601 3701">
          <text:p/>
        </draw:connector>
        <draw:connector draw:style-name="gr4" draw:text-style-name="P1" draw:layer="layout" draw:type="line" svg:x1="14.4cm" svg:y1="10.4cm" svg:x2="14.3cm" svg:y2="15.7cm" draw:start-shape="id1" draw:start-glue-point="8" draw:end-shape="id7" svg:d="m14400 10400-100 5300" svg:viewBox="0 0 101 5301">
          <text:p/>
        </draw:connector>
        <draw:connector draw:style-name="gr4" draw:text-style-name="P1" draw:layer="layout" draw:type="line" svg:x1="14.4cm" svg:y1="10.4cm" svg:x2="23.05cm" svg:y2="16cm" draw:start-shape="id1" draw:start-glue-point="8" draw:end-shape="id8" draw:end-glue-point="0" svg:d="m14400 10400 8650 5600" svg:viewBox="0 0 8651 5601">
          <text:p/>
        </draw:connector>
        <draw:connector draw:style-name="gr4" draw:text-style-name="P1" draw:layer="layout" draw:type="line" svg:x1="5.556cm" svg:y1="5.385cm" svg:x2="12.2cm" svg:y2="8.3cm" draw:start-shape="id9" draw:start-glue-point="9" draw:end-shape="id1" draw:end-glue-point="6" svg:d="m5556 5385 6644 2915" svg:viewBox="0 0 6645 2916">
          <text:p/>
        </draw:connector>
        <draw:frame draw:style-name="gr5" draw:text-style-name="P3" draw:layer="layout" svg:width="2.623cm" svg:height="1.149cm" svg:x="2.677cm" svg:y="6.3cm">
          <draw:text-box>
            <text:p><text:span text:style-name="T1">有識者</text:span></text:p>
          </draw:text-box>
        </draw:frame>
        <draw:frame draw:style-name="gr5" draw:text-style-name="P3" draw:layer="layout" svg:width="2.623cm" svg:height="1.149cm" svg:x="9.777cm" svg:y="9.251cm">
          <draw:text-box>
            <text:p><text:span text:style-name="T1">参加者</text:span></text:p>
          </draw:text-box>
        </draw:frame>
        <draw:frame draw:style-name="gr5" draw:text-style-name="P3" draw:layer="layout" svg:width="4.744cm" svg:height="1.149cm" svg:x="14.056cm" svg:y="2.651cm">
          <draw:text-box>
            <text:p><text:span text:style-name="T1">読みまくる！</text:span></text:p>
          </draw:text-box>
        </draw:frame>
        <draw:frame draw:style-name="gr5" draw:text-style-name="P3" draw:layer="layout" svg:width="4.744cm" svg:height="2.047cm" svg:x="14.5cm" svg:y="13.5cm">
          <draw:text-box>
            <text:p><text:span text:style-name="T1">アウトプット</text:span></text:p>
            <text:p><text:span text:style-name="T1">出まくる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7T18:00:04</dc:date>
    <dc:creator>Okabe Kiwamu</dc:creator>
    <meta:editing-duration>PT1H33M14S</meta:editing-duration>
    <meta:editing-cycles>135</meta:editing-cycles>
    <meta:generator>LibreOffice/4.0.0.3$Linux_X86_64 LibreOffice_project/400m0$Build-103</meta:generator>
    <meta:document-statistic meta:object-count="21"/>
  </office:meta>
</office:document-meta>
</file>